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6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579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4"/>
        <table:table-column table:style-name="co5" table:default-cell-style-name="ce5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 table:style-name="ce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2-07_10-49-45_000.jpg</text:p>
          </table:table-cell>
          <table:table-cell office:value-type="string">
            <text:p>:m 1-2*6 RES / 245 / 『相対性理論』　メラー　永田恒夫、伊藤大介、訳 / p.99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12-07_10-50-05_000.jpg</text:p>
          </table:table-cell>
          <table:table-cell office:value-type="string">
            <text:p>:m 3-4*6 RES / 245 / 『相対性理論』　メラー　永田恒夫、伊藤大介、訳 / p.99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8-12-07_10-50-22_000.jpg</text:p>
          </table:table-cell>
          <table:table-cell office:value-type="string">
            <text:p>:m 5-6*6 RES / 245 / 『相対性理論』　メラー　永田恒夫、伊藤大介、訳 / p.99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12-07_10-51-36_000.jpg</text:p>
          </table:table-cell>
          <table:table-cell table:style-name="Default" office:value-type="string">
            <text:p>:diary / diary / 20181207 / (K,)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12-07_10-52-10_000.jpg</text:p>
          </table:table-cell>
          <table:table-cell office:value-type="string">
            <text:p>:m art / dessin / D-17 8# / des.手、骨格（左手）；アイスホッケー、ゴーリー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8-12-07_11-10-56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8-12-07_16-20-15_000.jpg</text:p>
          </table:table-cell>
          <table:table-cell office:value-type="string">
            <text:p>:m 食べた物　間食 / とうふ、こんにゃく</text:p>
          </table:table-cell>
          <table:table-cell table:number-columns-repeated="3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2018-12-07_18-14-05_000.jpg</text:p>
          </table:table-cell>
          <table:table-cell office:value-type="string">
            <text:p>:m art / dessin / D-17 8# / des.ミキサー車；相撲取り；ヘリコプター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8-12-07_18-29-28_000.jpg</text:p>
          </table:table-cell>
          <table:table-cell office:value-type="string">
            <text:p>:bookmemo / 読んだ本 / 『ブッダのことば』 / 著者=中村元訳 / 途中 / ここまで</text:p>
          </table:table-cell>
          <table:table-cell table:number-columns-repeated="3"/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2018-12-07_18-29-53_000.jpg</text:p>
          </table:table-cell>
          <table:table-cell office:value-type="string">
            <text:p>:bookmemo / 読んだ本 / 『ブッダのことば』 / 著者=中村元訳 / 途中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8-12-07_20-22-28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8-12-07_22-51-58_000.jpg</text:p>
          </table:table-cell>
          <table:table-cell table:style-name="Default" office:value-type="string">
            <text:p>:m 記録 / 身体 / 足の裏 / 水虫 / 右足 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8-12-08_05-21-08_000.jpg</text:p>
          </table:table-cell>
          <table:table-cell table:style-name="Default" office:value-type="string">
            <text:p>:m :PHOTO 起きた時刻 / 20181203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5"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9"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14">
          <table:table-cell table:number-columns-repeated="6"/>
        </table:table-row>
        <table:table-row table:style-name="ro3" table:number-rows-repeated="5">
          <table:table-cell table:number-columns-repeated="2"/>
          <table:table-cell table:style-name="ce4"/>
          <table:table-cell table:number-columns-repeated="3"/>
        </table:table-row>
        <table:table-row table:style-name="ro3" table:number-rows-repeated="14">
          <table:table-cell table:number-columns-repeated="6"/>
        </table:table-row>
        <table:table-row table:style-name="ro3">
          <table:table-cell table:number-columns-repeated="2"/>
          <table:table-cell table:style-name="ce4"/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4"/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4"/>
          <table:table-cell table:number-columns-repeated="3"/>
        </table:table-row>
        <table:table-row table:style-name="ro3" table:number-rows-repeated="18">
          <table:table-cell table:number-columns-repeated="2"/>
          <table:table-cell table:style-name="ce4"/>
          <table:table-cell table:number-columns-repeated="2"/>
          <table:table-cell table:style-name="Default"/>
        </table:table-row>
        <table:table-row table:style-name="ro3" table:number-rows-repeated="4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3" table:number-rows-repeated="4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3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Default" office:value-type="float" office:value="13">
            <text:p>13</text:p>
          </table:table-cell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Default" office:value-type="float" office:value="14">
            <text:p>14</text:p>
          </table:table-cell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4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3">
          <table:table-cell/>
          <table:table-cell table:style-name="ce1" office:value-type="string">
            <text:p>-*</text:p>
          </table:table-cell>
          <table:table-cell table:style-name="ce1" table:formula="of:=COUNTIF([.$C$2:.$C14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3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style-name="ce1" table:formula="of:=COUNTA([.$B$2:.$B14])" office:value-type="float" office:value="13">
            <text:p>13</text:p>
          </table:table-cell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table:style-name="ce2" office:value-type="string">
            <text:p>:m XXX</text:p>
          </table:table-cell>
          <table:table-cell table:style-name="Default" table:formula="of:=COUNTIF([.$C$2:.$C14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4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4];[.B144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3">
          <table:table-cell/>
          <table:table-cell office:value-type="string">
            <text:p>=IF(E2="";C2;CONCATENATE(C2;" / ";E2))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1-2*5 RES / 245 / 『相対性理論』　メラー　永田恒夫、伊藤大介、訳 / p.81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食べた物　間食 / とうふ、切干、ひじき　魚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/>
          <table:table-cell table:style-name="ce3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記録 / 身体 / 足の裏 / 水虫 / 右足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/>
          <table:table-cell table:style-name="ce3" office:value-type="string">
            <text:p>:m music / log / kb / s.1:free,N,flow,R=1 s.2:g.h.,N,R=2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other / log / 寝る前　ウェブ閲覧　記録　（for オナニー） / 未了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:PHOTO 起きた時刻 / 20181203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office:value-type="string">
            <text:p>*</text:p>
          </table:table-cell>
          <table:table-cell table:style-name="ce4" office:value-type="string">
            <text:p>:m :PHOTO 寝た時刻 / 20181102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office:value-type="string">
            <text:p>:diary / 20181124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m 見た夢 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diary / memo / 20181127 / やりたいこと / (K,)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office:value-type="string">
            <text:p>:diary / notes / 20181130 / (K,C,R,P,)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office:value-type="string">
            <text:p>:diary / diary / 20181206 / (K,C,P,R,)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office:value-type="string">
            <text:p>*</text:p>
          </table:table-cell>
          <table:table-cell table:style-name="ce4"/>
          <table:table-cell table:style-name="Default"/>
          <table:table-cell/>
          <table:table-cell table:style-name="Default" table:number-columns-repeated="2"/>
        </table:table-row>
        <table:table-row table:style-name="ro8">
          <table:table-cell/>
          <table:table-cell table:style-name="ce3" office:value-type="string">
            <text:p>:m art / dessin / D-17 8# / des.竹林、巻雲</text:p>
          </table:table-cell>
          <table:table-cell table:style-name="Default"/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19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8">2018/12/08</text:date>, <text:time>11:14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2-08T11:14:31.35</dc:date>
    <dc:creator>iwabuchi ken</dc:creator>
    <meta:editing-duration>P5DT21H54M16S</meta:editing-duration>
    <meta:editing-cycles>2256</meta:editing-cycles>
    <meta:document-statistic meta:table-count="1" meta:cell-count="78" meta:object-count="0"/>
  </office:meta>
</office:document-meta>
</file>